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1" table:default-cell-style-name="Default"/>
        <table:table-column table:style-name="co1" table:default-cell-style-name="ce8"/>
        <table:table-column table:style-name="co1" table:number-columns-repeated="3" table:default-cell-style-name="ce9"/>
        <table:table-column table:style-name="co1" table:default-cell-style-name="ce8"/>
        <table:table-column table:style-name="co1" table:number-columns-repeated="3" table:default-cell-style-name="ce9"/>
        <table:table-column table:style-name="co1" table:number-columns-repeated="995" table:default-cell-style-name="Default"/>
        <table:table-row table:style-name="ro1" table:number-rows-repeated="6">
          <table:table-cell table:number-columns-repeated="21"/>
          <table:table-cell table:style-name="Default" table:number-columns-repeated="8"/>
          <table:table-cell table:number-columns-repeated="995"/>
        </table:table-row>
        <table:table-row table:style-name="ro1">
          <table:table-cell table:number-columns-repeated="18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995"/>
        </table:table-row>
        <table:table-row table:style-name="ro1">
          <table:table-cell table:number-columns-repeated="18"/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995"/>
        </table:table-row>
        <table:table-row table:style-name="ro1">
          <table:table-cell table:number-columns-repeated="18"/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995"/>
        </table:table-row>
        <table:table-row table:style-name="ro1">
          <table:table-cell table:number-columns-repeated="18"/>
          <table:table-cell table:style-name="ce8" table:number-columns-repeated="3"/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995"/>
        </table:table-row>
        <table:table-row table:style-name="ro1">
          <table:table-cell table:number-columns-repeated="18"/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995"/>
        </table:table-row>
        <table:table-row table:style-name="ro1">
          <table:table-cell table:number-columns-repeated="18"/>
          <table:table-cell table:style-name="ce9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32" calcext:value-type="float">
            <text:p>3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number-columns-repeated="18"/>
          <table:table-cell table:style-name="ce9" office:value-type="float" office:value="33" calcext:value-type="float">
            <text:p>33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35" calcext:value-type="float">
            <text:p>3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995"/>
        </table:table-row>
        <table:table-row table:style-name="ro1">
          <table:table-cell table:number-columns-repeated="18"/>
          <table:table-cell table:style-name="ce8" table:number-columns-repeated="3"/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995"/>
        </table:table-row>
        <table:table-row table:style-name="ro1">
          <table:table-cell table:number-columns-repeated="18"/>
          <table:table-cell table:style-name="ce9" office:value-type="float" office:value="54" calcext:value-type="float">
            <text:p>54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56" calcext:value-type="float">
            <text:p>5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995"/>
        </table:table-row>
        <table:table-row table:style-name="ro1">
          <table:table-cell table:number-columns-repeated="18"/>
          <table:table-cell table:style-name="ce9" office:value-type="float" office:value="57" calcext:value-type="float">
            <text:p>57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float" office:value="59" calcext:value-type="float">
            <text:p>5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995"/>
        </table:table-row>
        <table:table-row table:style-name="ro1">
          <table:table-cell table:number-columns-repeated="18"/>
          <table:table-cell table:style-name="ce9" office:value-type="float" office:value="60" calcext:value-type="float">
            <text:p>60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62" calcext:value-type="float">
            <text:p>6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99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7">00/00/0000</text:date>, <text:time style:data-style-name="N2" text:time-value="20:28:24.8918665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6T20:28:26.860849057</meta:creation-date>
    <meta:editing-duration>PT16H20M</meta:editing-duration>
    <meta:editing-cycles>2</meta:editing-cycles>
    <meta:generator>LibreOffice/6.0.7.3$Linux_X86_64 LibreOffice_project/00m0$Build-3</meta:generator>
    <dc:date>2018-12-27T12:58:35.386059586</dc:date>
    <meta:document-statistic meta:table-count="1" meta:cell-count="81" meta:object-count="0"/>
  </office:meta>
</office:document-meta>
</file>